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3494F0EA0FABCEBF6E5.png" manifest:media-type="image/png"/>
  <manifest:file-entry manifest:full-path="Pictures/100056B8000052220000741E44FA47160C50613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42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4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dash" draw:stroke-dash="Dot_20__28_Rounded_29_" svg:stroke-width="0cm" svg:stroke-color="#000000" draw:marker-start-width="0.189cm" draw:marker-end-width="0.189cm" draw:stroke-linejoin="miter" svg:stroke-linecap="round" draw:fill="none" fo:padding-top="-0.001cm" fo:padding-bottom="-0.001cm" fo:padding-left="-0.001cm" fo:padding-right="-0.0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7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solid" draw:fill-color="#535353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000000" loext:opacity="100%" style:font-name="Nazi Typewriter" fo:font-size="13pt" style:font-size-asian="13pt" style:font-size-complex="13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paragraph-properties fo:text-align="start" style:writing-mode="lr-tb"/>
      <style:text-properties fo:color="#000000" loext:opacity="100%" style:font-name="Nazi Typewriter" fo:font-size="13.5pt" style:font-size-asian="13.1000003814697pt" style:font-size-complex="13.1000003814697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 style:writing-mode="lr-tb"/>
      <style:text-properties fo:color="#000000" loext:opacity="100%" fo:font-size="9pt" style:font-size-asian="9pt" style:font-size-complex="9pt"/>
    </style:style>
    <style:style style:name="P7" style:family="paragraph">
      <loext:graphic-properties draw:fill="solid" draw:fill-color="#000000"/>
      <style:paragraph-properties style:writing-mode="lr-tb"/>
      <style:text-properties fo:color="#000000" loext:opacity="100%" fo:font-size="22pt" style:font-size-asian="22pt" style:font-size-complex="22pt"/>
    </style:style>
    <style:style style:name="P8" style:family="paragraph">
      <loext:graphic-properties draw:fill="solid" draw:fill-color="#535353"/>
      <style:paragraph-properties style:writing-mode="lr-tb"/>
      <style:text-properties fo:color="#000000" loext:opacity="100%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Nazi Typewriter" fo:font-size="10pt" style:font-size-asian="10pt" style:font-name-complex="DejaVuSans1" style:font-size-complex="10pt"/>
    </style:style>
    <style:style style:name="T2" style:family="text">
      <style:text-properties fo:color="#000000" loext:opacity="100%" style:font-name="Nazi Typewriter" fo:font-size="10.5pt" style:font-size-asian="10.5pt" style:font-name-complex="DejaVuSans1" style:font-size-complex="10.5pt"/>
    </style:style>
    <style:style style:name="T3" style:family="text">
      <style:text-properties fo:color="#000000" loext:opacity="100%" style:font-name="Nazi Typewriter" fo:font-size="13.1000003814697pt" style:font-size-asian="13.1000003814697pt" style:font-name-complex="DejaVuSans1" style:font-size-complex="13.1000003814697pt"/>
    </style:style>
    <style:style style:name="T4" style:family="text">
      <style:text-properties fo:color="#000000" loext:opacity="100%" style:font-name="NaziTypewriter1" fo:font-size="9pt" style:font-size-asian="9pt" style:font-name-complex="NaziTypewriter1" style:font-size-complex="9pt"/>
    </style:style>
    <style:style style:name="T5" style:family="text">
      <style:text-properties fo:color="#000000" loext:opacity="100%" style:font-name="NaziTypewriter1" fo:font-size="8pt" style:font-size-asian="8pt" style:font-name-complex="NaziTypewriter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/>
      <draw:page draw:name="page2" draw:style-name="dp1" draw:master-page-name="master-page3">
        <draw:frame draw:style-name="gr1" draw:text-style-name="P2" draw:layer="layout" svg:width="3.428cm" svg:height="0.533cm" svg:x="19.091cm" svg:y="4.565cm">
          <draw:text-box>
            <text:p text:style-name="P1"><text:span text:style-name="T1">DATOS </text:span><text:span text:style-name="T1">PERSONAL</text:span><text:span text:style-name="T1">ES</text:span></text:p>
          </draw:text-box>
        </draw:frame>
        <draw:g>
          <draw:path draw:style-name="gr2" draw:text-style-name="P3" draw:layer="layout" svg:width="0.673cm" svg:height="1.528cm" svg:x="19.871cm" svg:y="16.508cm" svg:viewBox="0 0 674 1529" svg:d="M670 1519c-34-9-65-21-96-36 0-2 0-3-1-3h-1c-2-60-44-122-81-161-6-6-16-3-16 7 5 48 23 95 53 131-51-31-97-71-139-117 1-2 1-4 1-6 1-39-5-80-17-117-9-28-22-64-46-78-5-3-12 1-12 8-1 46 7 94 28 136-7-9-14-19-21-29-43-61-80-129-111-198 0-1 0-2 0-4 0-1 0-3-1-4 1-1 3-1 3-3 40-63 34-159 16-230-2-8-12-9-16-3-36 59-36 126-25 190-20-53-37-110-47-168-5-24-7-49-8-72 1 0 2 0 3-1 58-39 91-125 100-195 0-9-8-17-16-9-41 42-71 93-90 150 2-91 21-177 53-261 1 1 3 3 5 3 67-3 133-69 167-128 3-8-4-18-11-15-49 18-94 44-134 79 37-78 84-150 137-218h1c33-18 72-34 99-62 23-24 35-60 48-93 4-10-8-15-16-10 0 0-1 0-2 0-29 3-56 16-78 39-25 26-36 61-54 92-40 48-77 102-109 159 9-81 21-167 1-246-1-9-12-9-16-2-53 81-59 197-3 280-36 66-63 137-81 210-2-30-3-62-7-92-2-21 3-61-14-76-3-3-8-4-11-2-61 42-35 196 18 232 0 1 1 1 2 1-9 57-13 113-8 170 0 1 0 3 0 3 2 21 5 40 8 61 2 14 5 28 9 41-15-25-33-52-49-75-20-27-43-47-73-57-7-2-13 4-12 12 15 78 69 146 140 168 2 0 3 0 5-1 22 78 53 153 91 223-16-14-32-26-49-37-23-14-56-36-83-27-5 2-9 8-7 13 23 78 97 129 171 107 16 27 34 53 52 79 28 38 58 78 94 112-44-25-99-30-143-26-8 2-13 11-7 18 49 53 125 74 189 47 1-1 2-1 3-2 63 52 133 90 213 103 4 2 8-8 1-10zM408 61c-1 2-1 4-2 7-4 3-7 5-9 8 3-5 7-11 11-15z">
            <text:p/>
          </draw:path>
          <draw:path draw:style-name="gr2" draw:text-style-name="P3" draw:layer="layout" svg:width="0.513cm" svg:height="0.727cm" svg:x="20.372cm" svg:y="16.879cm" svg:viewBox="0 0 514 728" svg:d="M71 433v2c-6 57-8 113-21 170-3 17-7 35-13 50 1-6 3-14 6-22 5-30 11-61 14-90 9-76 15-150 15-225 0 37 1 78-1 115zM420 135c7-8 16-15 22-23 7-6 8-13 14-19 13-13 67-23 57-54-4-12-20-30-32-25-7 2-5 5-10 10-19 17-38 31-56 51-39 41-73 88-107 135-39 57-82 113-113 177-19 43-47 81-68 125 0-1 2-19-1-18-2 2-2 5-2 8 5-53 18-109 15-165l-4-99-3-55c0 1 1 1 1 1-1-6-1-11-1-16 0-1 0-2 0-4 0 0 0 2 0 3 0-3 0-3 0-4v-11c-3-37-4-67-4-67 0 0 1 21 1 45-1-28-5-59-8-88 0 3 1 7 3 5 3 0-3-37-5-35-1 1-2 3-2 3-2-8-2-17-15-15-15 1-31 13-44 23-10 7-24 19-27 32-1 8 3 13 3 19 0 4-3 11-2 18 1 10 3 19 4 27 2 17 5 33 7 50 0 6 8 99 7 101 1-1 1-2 3-3 0 8 0 16 1 24-3 0-1-6-4-6-7 1-2 81 0 91 0 17 0 34-2 53 0 7-1 15-1 23 0 1 1 18 3 11 0 3 0 5 0 6 0-1-2-1-2-2-1 1 0 21 0 21-1 8-3 14-5 23-7 23-9 50-13 75-3 27-8 54-16 80-3 10-14 28-14 39-1 37 67 22 79 4 20-29 25-69 40-102 22-47 47-90 71-137 4-8 7-20 11-29 7-17 19-34 29-48 45-72 90-140 142-206 15-19 32-35 48-52z">
            <text:p/>
          </draw:path>
          <draw:path draw:style-name="gr2" draw:text-style-name="P3" draw:layer="layout" svg:width="0.766cm" svg:height="0.471cm" svg:x="20.656cm" svg:y="17.122cm" svg:viewBox="0 0 767 472" svg:d="M646 129c-5 25-9 57-22 79-3 8-1 5-9 7-4 2-14 0-20-1-8-1-18-2-25-8-10-11-9-27-8-42 1-14 6-30 11-43 2-5 16-32 14-38 0-2-9 14-10 14 5-9 10-15 13-20-1 0 0-2 1-4v1l2-1v-1c11-17 41-56 57-30 11 23 0 66-4 87zM492 368h-1c-66 11 10-140 12-149l-4 8c10-26 21-47 28-54 8 43 50 59 85 65-23 50-65 120-120 130zM175 272c0 2-2 5-2 7 0-5 0-8 4-10zM174 288c-4 6-4 17-4 27 0-11 0-22 3-33 0 0 2 4 1 6zM203 186c0 2-1 3-1 4-1 0-1 0-1-1 0-2 2-4 3-6 0 1-1 3-1 3zM54 295l-2 5 2-7c1-1 1-1 0 1zM241 226l-11 41c4-14 7-28 11-41zM244 212v3c0 1 0 1 0 2 0-2 0-4 0-5zM764 194c0 0 1 1 0 0-4-7-9-3-15 0-24 5-46 11-70 15 9-31 18-64 20-96 2-13 3-25 0-38-1-7-4-15-8-21 0 0-10-15-7-7v-1l-3-7 3 3c0-4-13-14-13-14-20-22-47-37-73-22-17 10-30 28-41 45-4 6-8 13-11 20-2 8-9 29-13 33-3 4-15 4-21 8-8 4-15 8-21 13-16 9-27 26-38 41-6 10-13 21-19 33-16 16-36 49-40 56-13 17-26 35-39 52-7 9-13 19-21 27-2 1-16 23-15 23 2-1 4-3 7-5-14 16-31 30-48 43-11 9-32 28-45 17-6-3-8-12-10-18-5-26-2-59 3-86 9-58 26-114 48-169 10-25 20-50 38-70 1-1 5 2 6 2 1-2-6-4-6-3-8 5-14 15-20 25-14 24-24 53-33 81 6-22 15-44 23-66 6-11 13-28 23-37 27-24 16 53 14 63l2-18c-2 0-13 44-13 44l4-3c-4 6-11 11-1 20 11 9 36-8 42-20 5-12 7-31 8-43 1-23-4-35-12-53-7-19-15-30-36-33-18-3-33 6-46 17-19 15-34 35-47 57-3 6-32 70-31 71l3-5c-4 10-7 19-9 29-2 0 1-9 0-9-3 0-8 15-13 27-12 19-27 42-25 45 2 0 4 0 5-2-11 15-31 32-46 44-9 8-31 30-42 23-27-15 28-119 25-119-3-1-23 47-26 58 9-30 21-60 37-87-1 3-4 7-2 7 2 2 13-16 11-18 0 0-2 0-3 0 3-3 6-4 6-9 0-8-18-17-24-20-15-7-31-9-41 0-16 11-20 31-26 49-1 5-16 67-13 69 1-2 1-3 2-5l-2 16c-1 0 0-4-1-4-7 0-5 31-4 36 3 15 14 26 22 39 6 8 10 15 16 21 10 8 4 0 10 2h-1c-1 6 29 15 35 15 28-8 48-45 64-68 2-4 3-7 6-9-2 19-4 39-4 60 0 10 0 23 1 34 0 3 7 22 7 17l3 14c-1-1-3-9-3-9-5 5 17 38 21 43 6 9 15 12 26 14 31 4 61-16 84-36 40-38 77-82 107-128 2-4 4-8 7-11 0 41 24 84 58 101 15 9 32 12 49 11 16-3 32-13 44-22 11-10 37-27 42-42 0-1-1 0-4 2l23-29c1 1-6 9-6 9 6 3 34-44 38-46 5-10 11-22 17-32 5-8 4-7 12-10-1 0 9-3 11-3 8-1 100-8 78-41z">
            <text:p/>
          </draw:path>
          <draw:path draw:style-name="gr2" draw:text-style-name="P3" draw:layer="layout" svg:width="0.103cm" svg:height="0.167cm" svg:x="20.718cm" svg:y="17.054cm" svg:viewBox="0 0 104 168" svg:d="M9 123h-2c2 0 2 0 2-1 0 1 0 1 0 1zM62 107c2-4 6-6 9-10 3-7 3-14 7-20 4-3 10-6 12-9 8-8 16-20 13-31-3-12-12-24-20-31-10-6-24-8-36-3-1 1-11 3-8 7 1 2 1 2 4 2-8 6-20 16-3 22-2 4 0 11 0 12-1 5-12 37-19 54l9-17c-5 14-10 26-18 36 5-11-6 1-6 4-8-4-6 23-5 26l5 9c1 3-1 5 5 9 6 3 9-1 13-3 10-3 16-15 23-22 3-2-1-1-1-1 10-11 1 2 10-4 10-8 11-19 20-28-10 3-17 10-23 19-8 10-14 17-23 22 10-7 15-15 23-30 2-2 4-4 8-6-3-3-3-5 1-7z">
            <text:p/>
          </draw:path>
          <draw:path draw:style-name="gr2" draw:text-style-name="P3" draw:layer="layout" svg:width="0.673cm" svg:height="1.529cm" svg:x="21.167cm" svg:y="16.508cm" svg:viewBox="0 0 674 1530" svg:d="M6 1530c79-13 151-50 213-103 1 1 1 1 1 1 67 28 142 7 190-46 6-7 2-16-5-17-45-5-101 1-144 24 34-34 66-72 94-112 18-26 35-52 52-78 74 21 147-28 171-107 1-6-2-12-7-13-27-10-60 12-83 27-17 11-33 23-49 37 37-71 69-145 91-223 1 1 3 1 5 1 70-23 124-90 139-168 1-7-4-14-11-12-31 9-54 30-73 58-17 22-34 49-49 74 3-13 6-27 9-41 3-21 6-40 8-61 0-1 0-1 0-3 3-56 2-114-8-170 1 0 1 0 2 0 52-37 79-191 17-232-3-3-8-2-9 1-17 15-14 55-16 76-3 30-5 62-7 92-18-73-46-144-79-211 54-81 49-198-4-279-4-8-15-8-18 1-18 79-6 165 3 246-32-57-69-110-109-159-18-31-29-66-54-92-22-23-49-36-80-39 0 0-1 0-3 0-6-5-17 0-14 10 13 33 26 69 48 93 27 28 66 44 100 62 53 68 101 140 138 218-41-35-86-61-135-79-9-3-14 7-10 15 34 59 99 125 166 128 3 0 4-2 5-3 32 84 53 170 53 261-18-57-50-108-90-150-6-8-16 0-15 9 9 70 41 156 99 195 2 1 3 1 5 1-2 23-6 48-10 72-10 57-27 114-47 168 12-65 11-131-25-190-3-6-13-5-16 3-17 71-24 167 16 230 1 2 1 2 3 3-1 1-1 3-1 4-1 2 0 3 0 4-30 70-69 137-111 198-6 10-14 20-20 29 18-42 28-90 28-136 0-7-7-11-13-8-24 14-35 50-45 78-13 37-18 78-17 117 0 2 1 4 1 6-42 46-89 86-139 117 29-36 46-83 53-131 1-10-11-13-16-7-38 39-80 101-81 161h-1c-1 0-2 1-2 3-30 15-63 27-96 36-7 2-4 12 2 11zM277 75c-3-2-6-4-8-8-2-2-2-4-4-6 5 4 8 10 12 14z">
            <text:p/>
          </draw:path>
        </draw:g>
        <draw:frame draw:style-name="gr3" draw:text-style-name="P4" draw:layer="layout" svg:width="1.842cm" svg:height="0.533cm" svg:x="17.386cm" svg:y="8.07cm">
          <draw:text-box>
            <text:p text:style-name="P1"><text:span text:style-name="T1">Email: </text:span></text:p>
          </draw:text-box>
        </draw:frame>
        <draw:frame draw:style-name="gr4" draw:text-style-name="P4" draw:layer="layout" svg:width="2.246cm" svg:height="0.533cm" svg:x="17.39cm" svg:y="9.464cm">
          <draw:text-box>
            <text:p text:style-name="P1"><text:span text:style-name="T2">Telefono</text:span><text:span text:style-name="T2">: </text:span></text:p>
          </draw:text-box>
        </draw:frame>
        <draw:frame draw:style-name="gr5" draw:text-style-name="P4" draw:layer="layout" svg:width="0.459cm" svg:height="0.517cm" svg:x="18.136cm" svg:y="9.39cm">
          <draw:text-box>
            <text:p text:style-name="P1"><text:span text:style-name="T1">´</text:span><text:span text:style-name="T3"> </text:span></text:p>
          </draw:text-box>
        </draw:frame>
        <draw:frame draw:style-name="gr6" draw:text-style-name="P4" draw:layer="layout" svg:width="2.068cm" svg:height="0.533cm" svg:x="17.437cm" svg:y="5.985cm">
          <draw:text-box>
            <text:p text:style-name="P1"><text:span text:style-name="T1">Nombre: </text:span></text:p>
          </draw:text-box>
        </draw:frame>
        <draw:line draw:style-name="gr7" draw:text-style-name="P5" draw:layer="layout" svg:x1="24.253cm" svg:y1="6.3cm" svg:x2="18.918cm" svg:y2="6.3cm">
          <text:p/>
        </draw:line>
        <draw:line draw:style-name="gr7" draw:text-style-name="P5" draw:layer="layout" svg:x1="24.253cm" svg:y1="7cm" svg:x2="17.4cm" svg:y2="7cm">
          <text:p/>
        </draw:line>
        <draw:line draw:style-name="gr7" draw:text-style-name="P5" draw:layer="layout" svg:x1="24.253cm" svg:y1="7.7cm" svg:x2="17.4cm" svg:y2="7.7cm">
          <text:p/>
        </draw:line>
        <draw:line draw:style-name="gr7" draw:text-style-name="P5" draw:layer="layout" svg:x1="24.253cm" svg:y1="8.4cm" svg:x2="18.637cm" svg:y2="8.4cm">
          <text:p/>
        </draw:line>
        <draw:line draw:style-name="gr7" draw:text-style-name="P5" draw:layer="layout" svg:x1="24.253cm" svg:y1="9.1cm" svg:x2="17.4cm" svg:y2="9.1cm">
          <text:p/>
        </draw:line>
        <draw:line draw:style-name="gr7" draw:text-style-name="P5" draw:layer="layout" svg:x1="24.253cm" svg:y1="9.8cm" svg:x2="19.381cm" svg:y2="9.8cm">
          <text:p/>
        </draw:line>
        <draw:line draw:style-name="gr7" draw:text-style-name="P5" draw:layer="layout" svg:x1="24.253cm" svg:y1="10.5cm" svg:x2="17.4cm" svg:y2="10.5cm">
          <text:p/>
        </draw:line>
      </draw:page>
      <draw:page draw:name="page3" draw:style-name="dp1" draw:master-page-name="master-page3"/>
      <draw:page draw:name="page4" draw:style-name="dp1" draw:master-page-name="master-page3">
        <draw:frame draw:style-name="gr8" draw:text-style-name="P6" draw:layer="layout" svg:width="2.479cm" svg:height="0.395cm" svg:x="6.147cm" svg:y="15.809cm">
          <draw:text-box>
            <text:p text:style-name="P1"><text:span text:style-name="T4">Hecho a </text:span><text:span text:style-name="T4">mano.</text:span></text:p>
          </draw:text-box>
        </draw:frame>
        <draw:frame draw:style-name="gr9" draw:text-style-name="P6" draw:layer="layout" svg:width="3.241cm" svg:height="0.395cm" svg:x="5.724cm" svg:y="16.25cm">
          <draw:text-box>
            <text:p text:style-name="P1"><text:span text:style-name="T4">Queretaro </text:span><text:span text:style-name="T4">Mexico.</text:span></text:p>
          </draw:text-box>
        </draw:frame>
        <draw:frame draw:style-name="gr10" draw:text-style-name="P6" draw:layer="layout" svg:width="5.874cm" svg:height="0.395cm" svg:x="4.242cm" svg:y="16.691cm">
          <draw:text-box>
            <text:p text:style-name="P1"><text:span text:style-name="T4">Email: </text:span><text:span text:style-name="T4">diariosde</text:span><text:span text:style-name="T4">vico</text:span><text:span text:style-name="T5"> <text:s/></text:span><text:span text:style-name="T4">gmail.com</text:span></text:p>
          </draw:text-box>
        </draw:frame>
        <draw:frame draw:style-name="gr11" draw:text-style-name="P6" draw:layer="layout" svg:width="4.574cm" svg:height="0.395cm" svg:x="4.983cm" svg:y="17.132cm">
          <draw:text-box>
            <text:p text:style-name="P1"><text:span text:style-name="T4">Facebook: </text:span><text:span text:style-name="T4">/diariosd</text:span><text:span text:style-name="T4">evico</text:span></text:p>
          </draw:text-box>
        </draw:frame>
        <draw:frame draw:style-name="gr12" draw:text-style-name="P6" draw:layer="layout" svg:width="4.765cm" svg:height="0.395cm" svg:x="4.877cm" svg:y="17.573cm">
          <draw:text-box>
            <text:p text:style-name="P1"><text:span text:style-name="T4">Instagram</text:span><text:span text:style-name="T4">: </text:span><text:span text:style-name="T4">/diariosd</text:span><text:span text:style-name="T4">evico</text:span></text:p>
          </draw:text-box>
        </draw:frame>
        <draw:path draw:style-name="gr2" draw:text-style-name="P7" draw:layer="layout" svg:width="0.064cm" svg:height="0.071cm" svg:x="6.63cm" svg:y="16.274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path draw:style-name="gr2" draw:text-style-name="P7" draw:layer="layout" svg:width="0.172cm" svg:height="0.177cm" svg:x="8.14cm" svg:y="16.828cm" svg:viewBox="0 0 173 178" svg:d="M85 0c2 6 4 9 7 9 1 0 1 0 2 0 3-3 5-5 6-5s2 1 3 2c2 1 3 2 5 2 0 0 1 0 2 0s1 0 2 0 2 2 3 5c5 1 9 5 12 11 4 8 7 13 9 16 1 2 1 4 1 5 0 3-1 7-3 12-2 4-2 7-2 9 0 4 3 7 9 10 0-2 0 3 0 14 0 7-3 11-9 9-1 1-2 1-2 3 0 1 0 2 0 3 2 1 4 2 8 2 3 0 4 1 4 3 0 1-1 2-1 4-1 0-2 0-3 0-2-1-3-1-4-1-3 0-5 1-7 4 0 1 0 2 0 3 0 2 3 3 7 4 3 0 6 1 7 2-2 2-2 4-2 7 0 5 1 9 4 14 0 1 1 2 3 2 2 1 3 2 3 3 0 0 0 1-1 2-3 0-4 1-4 2-1 3 0 4 1 5 1 0 3 0 5 0s4 1 5 2c2-3 4-5 6-7 3-2 3-4 2-7l-1-1c2-1 5-4 10-8 0 5 1 10 1 14s-1 8-2 10c-6 9-15 14-28 14-2 0-3 0-5-1-8-7-20-10-34-10-9 0-18 1-27 4-1 3-3 5-6 5-1 0-3-1-7-4-4-1-7-1-9 0-9 1-17-1-26-4-8-3-15-9-20-15-2-8-5-20-9-36 3-2 5-6 7-13 3-7 5-10 9-10 2 0 4 1 6 2 4-4 5-6 5-7s0-2 0-3c-1-1-2-2-2-3s1-3 3-6 2-5 2-7c-1-8-1-12-1-12-2-5-4-7-8-8-4 0-6-2-6-6 0-1 0-3 1-4-1-5 2-10 8-15s9-9 9-13c3-2 7-3 11-3 1 0 3 0 5 0s4 0 5 0c7 0 11-2 13-7 2-1 5-1 9-1s7 0 9-1zM73 2c0 1 0 2 0 4 1 0 2 0 4 0 1-1 2-2 2-3-1-1-3-1-6-1zM67 25c-3-4-6-6-9-6-2 0-5 3-8 10-4 5-7 8-12 7-1 5-2 11-2 17 0 5 1 11 2 17 1 1 2 1 2 1 1 0 2-1 3-3 1-1 1-3 2-3s1 1 2 1c-1 4 0 7 2 9 3 3 5 4 8 4 2 0 4-1 5-2 3-5 9-8 19-10 12-1 19-3 22-5 0-2 0-5 1-9 0-2 2-3 5-3 1-1 1-2 1-3s-1-3-2-5-2-4-2-5c-3 0-6-3-8-6-3-5-5-8-5-8-4-2-7-2-10 1-3 1-9 1-16 1zM117 60c0 1 0 3 0 5 1 0 2 0 4 0 2-2 2-3 2-3 0-1-1-2-2-2h-1c-2 0-3 0-3 0zM106 82c-1-1-2-1-3-1-5 0-9 2-14 7-1-2-3-3-6-3 0 0-4 1-10 3-8 9-21 16-37 19-4 2-6 7-7 13-1 5-2 10-2 16 2 3 5 6 7 9 3 3 6 5 10 5 8 6 19 9 33 9 3 0 10-1 22-1 1-1 2-3 2-4s0-2-1-4c0-2-1-3-1-4 0-2 2-4 4-6 2 1 3 1 4 1 4 0 6-3 7-10 1-6 4-10 8-11 0-1 1-2 1-3s-2-2-5-3c-2-1-4-2-4-4s1-3 2-3c3 0 5 0 6-1 0-1 0-4 0-7-3-1-5-4-5-6s1-3 2-6 2-5 2-5c-3-1-5 0-6 2-2 3-4 5-6 6 0-2-1-5-3-8zM19 108c0 1 0 2 0 5 0 0 1 0 3 0 1-1 1-1 1-3 1-1 1-1 1-2-1 0-3 0-5 0zM65 164c0 1 0 2 0 4 2 0 3-1 5-2-2-2-3-3-4-3s-1 1-1 1z">
          <text:p/>
        </draw:path>
        <draw:path draw:style-name="gr2" draw:text-style-name="P7" draw:layer="layout" svg:width="0.257cm" svg:height="0.282cm" svg:x="8.08cm" svg:y="16.779cm" svg:viewBox="0 0 258 283" svg:d="M164 279c-3 5-13-1-15 4-14 1-19 0-23 0-19 0-27-6-35-13-2 1-17-9-19-9-15 0-8 20-21 4 1-1-3-3-3-4 0-6 1-10-10-13 2-7-1-14-11-22-10-9-18-17-18-23-1-19-7-31-7-47 0-17-3-33-2-50 1-2-2-10 3-12 5-1 8-4 8-7-2-1-5-4-9-7 5-2 7-8 8-17 0-8 3-12 8-12 2 0 4 0 6 0 0 0 1-3 3-8-1-1-2-2-3-4 7-9 12-16 14-18 6-6 14-9 23-9 3 0 13-3 26-7 11-3 19-5 26-5 5 0 10 1 14 3 1-2 3-3 5-3s4 1 8 4 7 5 9 5 5-1 7-4c3 3 9 4 18 5 9 0 13 2 13 5 0 0 0 1 0 3 0 4 4 8 12 12 8 3 12 7 12 12 0 1-1 3-1 4 16 7 25 15 25 25 2 3 4 5 4 9 0 1-1 1-1 3v4c0 5 3 8 7 10-4 6-5 10-5 13 1 2 4 4 8 5 5 1 7 3 6 6-8 0-12 2-12 6 1 1 2 3 3 5s2 2 4 2 4-1 7-2c2 5 2 9 2 13 0 5-1 9-4 12-4 1-9 4-14 11 0 2 0 4 3 7 2 2 5 2 9 2h2c-7 8-26 31-29 36-3-2-1-23-5-24s-9-5-10-6c0-4 2-6 8-8 5-1 7-3 6-7-3-2-4-5-4-8 0-1 1-3 2-5 0-3 1-5 1-6 0-4-3-7-7-9 6-2 9-5 9-8 0-2-1-4-3-8-3-4-4-7-4-9s1-5 3-7c-10-6-16-16-20-31-4-22-6-33-7-34-3-1-8 0-13 3-8-7-11-15-9-22-2 0-5 1-7 3s-4 4-7 4c-2-2-5-7-9-12-8 3-13 8-16 13-1 0-2-1-2-3v-4c-2-4-7-6-14-6h-1c-11 0-16 0-18 0-4 1-5 4-5 9 0 3-2 5-4 5-3 0-5-1-5-4-1-2-2-4-4-5-6 0-8 0-9 1 0 1 0 2 0 3s1 2 2 5c2 2 3 4 3 6-7 0-10 4-11 9-1 7-3 11-6 12-7 0-11 3-12 9-1 7-3 11-6 13-1-3-2-8-4-14-5 0-8 1-10 3v17c2 6 5 9 11 9 1 0 3-1 5-1 3 4 2 9-2 16-1-1-2-3-4-5-2-1-3-2-4-2s-3 1-4 2c-2 1-4 1-4 1 0 1 0 2 0 3 0 2 1 3 5 4 3 1 4 3 4 5-5 6-16 16-14 34 2 3 3 9 2 14-2 6 2 9 7 11 6 1 3 3 2 4-6 3 4 3-1 5-4 1 1 2 1 4 0 1 1 2 1 3 12 0 0 11 0 18 0 1 17-5 16-4 3 4 4 8 5 14 1 7 2 10 2 12 2-1 4-1 6-1 5 0 11 3 16 10 4 6 8 10 13 10 2 0 4 0 6-1 13 2 24 17 38 17s33-14 48-16zM40 24c-1 2-1 3-1 4 0 2 2 4 5 4 1 0 2 0 3-1 1 0 1-2 1-6 0-1-3-1-8-1zM46 46v5c2 2 5 3 11 3v-6c0-1-4-2-11-2zM223 66h-7v2h7zM212 87c0 1 1 2 2 4 0-1 1-1 2-3 0-1-2-1-4-1zM4 110h-2c0 0 1 1 2 3zM243 141c-1 2-1 4-1 7 0 5 2 7 7 7 0 0 1 0 3 0 1-3 2-5 2-5-1-5-4-8-11-9zM110 263v3h2v-3zM41 139v4h-1c-1 0-2-1-3-3 0-1 1-1 4-1z">
          <text:p/>
        </draw:path>
        <draw:frame draw:style-name="gr13" draw:text-style-name="P6" draw:layer="layout" svg:width="6.67cm" svg:height="0.395cm" svg:x="3.819cm" svg:y="18.014cm">
          <draw:text-box>
            <text:p text:style-name="P1"><text:span text:style-name="T4">https://</text:span><text:span text:style-name="T4">diariosde</text:span><text:span text:style-name="T4">vico.word</text:span><text:span text:style-name="T4">press.com</text:span></text:p>
          </draw:text-box>
        </draw:frame>
        <draw:path draw:style-name="gr14" draw:text-style-name="P8" draw:layer="layout" svg:width="0.064cm" svg:height="0.07cm" svg:x="7.96cm" svg:y="16.273cm" svg:viewBox="0 0 65 71" svg:d="M12 70c-7-8-16-7-11-14 1-1 2-3 3-4s3-3 5-5c4-3 5-5 6-6 2-2 3-4 4-7 2-2 4-4 6-6 2-3 4-7 7-14 3-6 6-9 7-12h1c1-2 4-2 9-2 1 5 3 3 4 5 2 1 11 6 12 7l-5 7c-2 2-9 3-7 6l-1 5-7 4c0-3-2 9-4 7-1 0-10 14-11 15-2 2-7 7-8 8-7 1-7 11-10 6zM31 41c-1-1-2 0-5 3 0 1 4 3 6 4l1-1c2-1 1-4 1-4 1-2 1-5 0-7zM26 52h-4l-3 5 3 1c1 1 3-1 3-2l1-2zM50 17c0 1-1 1-2 1s-1-1-1-2c0-2-1-3-1-4h-1l-3 4c0 1 1 1 1 2 0 0 1 0 3 1 1 0 2 0 2 1 1 1 0 3-2 6l1 1c1 0 1-1 2-1 0-1 1-2 1-4 0-3 0-4 0-5zM36 24l-1 2c-1 0-1 0-1 0 0 1 0 2 1 3 1 0 2 0 3-1s1-3 0-3c-1-1-1-1-2-1zM31 37l-3-2-1 2 1 3c0 0 1-1 3-3zM22 49c0-1-1-3-1-3 0 0-1-1-1 0-1 1-2 2-1 3h1c1 0 1 0 2 0zM15 56c-1-1-2-1-4-2-2 1-2 2-2 4 0 1 0 1 2 1 0 1 1 1 1 1 1 0 2-1 2-2 1 0 1-1 1-2zM5 70z">
          <text:p/>
        </draw:path>
        <draw:path draw:style-name="gr2" draw:text-style-name="P7" draw:layer="layout" svg:width="0.064cm" svg:height="0.071cm" svg:x="7.96cm" svg:y="16.275cm" svg:viewBox="0 0 65 72" svg:d="M11 71c-6-9-15-8-10-14 0-2 1-3 2-5 1-1 3-3 6-5 2-2 4-4 5-6 2-2 3-4 3-6 3-2 5-4 7-7 2-2 4-6 7-12 3-7 5-11 7-13v-1c2-1 5-2 10-2 2 5 3 3 5 5 1 1 11 6 12 7l-5 7c-2 3-9 3-7 6l-1 6-7 4c0-3-3 8-5 7s-10 14-12 15c-1 1-6 6-7 7-7 2-8 12-10 7zM29 41c-1-1-1 0-5 3 0 2 5 3 6 4 1 0 1-1 2-1 2 0 0-3 1-4 1-2 1-5-1-6zM24 52l-3 1-4 5 4 1c1 0 2-2 3-2v-3zM50 18c0 0-1 0-2 1-1-1-1-2-1-3-1-1-1-2-1-2-1-2-1-2-3-2l-2 4c0 1 0 2 1 2 0 0 1 1 3 1s3 1 3 1c1 1 0 3-2 6l1 1c1 0 1 0 1-1 1 0 1-2 2-4 0-2 0-4 0-4zM35 24l-2 2v1c-1 0 0 1 1 3 1 0 1-1 2-2s1-2 0-3c0 0 0-1-1-1zM29 38l-2-3-2 2 1 3c1 0 2 0 3-2zM20 50c0-2 0-3-1-4h-1c0 1-1 2-1 3 1 1 1 1 2 1s1-1 1 0zM14 57l-1-1c-1-1-2-1-3-2l-1 1c0 0 0 2 0 4 0 0 0 1 1 1h1c1 0 1 0 2-1s1-2 1-2zM5 70z">
          <text:p/>
        </draw:path>
        <draw:frame draw:style-name="gr15" draw:text-style-name="P9" draw:layer="layout" svg:width="1.298cm" svg:height="1.835cm" svg:x="6.547cm" svg:y="18.206cm">
          <draw:image xlink:href="Pictures/100056B8000052220000741E44FA47160C50613C.svg" xlink:type="simple" xlink:show="embed" xlink:actuate="onLoad" draw:mime-type="image/svg+xml">
            <text:p/>
          </draw:image>
          <draw:image xlink:href="Pictures/1000000100000253000003494F0EA0FABCEBF6E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/>
    <style:font-face style:name="Nazi Typewriter" svg:font-family="'Nazi Typewriter'" style:font-family-generic="modern" style:font-pitch="variable"/>
    <style:font-face style:name="NaziTypewriter" svg:font-family="NaziTypewriter" style:font-pitch="variable"/>
    <style:font-face style:name="NaziTypewriter1" svg:font-family="NaziTypewriter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02T10:50:41.460950870</dc:date>
    <meta:editing-duration>PT2H4M50S</meta:editing-duration>
    <meta:editing-cycles>9</meta:editing-cycles>
    <meta:generator>LibreOffice/7.2.5.2.0$Linux_X86_64 LibreOffice_project/20$Build-2</meta:generator>
    <meta:document-statistic meta:object-count="30"/>
  </office:meta>
</office:document-meta>
</file>